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ACTICE_ID</text:p>
          </table:table-cell>
          <table:table-cell office:value-type="string" calcext:value-type="string">
            <text:p>PATIENT_ID </text:p>
          </table:table-cell>
          <table:table-cell office:value-type="string" calcext:value-type="string">
            <office:annotation draw:style-name="gr1" draw:text-style-name="P2" svg:width="2.899cm" svg:height="1.799cm" svg:x="8.738cm" svg:y="0cm" draw:caption-point-x="-0.61cm" draw:caption-point-y="0.01cm">
              <dc:date>2025-01-17T00:00:00</dc:date>
              <text:p text:style-name="P1"><text:span text:style-name="T1">Here</text:span></text:p>
            </office:annotation>
            <text:p>COUNTRY</text:p>
          </table:table-cell>
          <table:table-cell office:value-type="string" calcext:value-type="string">
            <text:p>HEALTH_AUTH</text:p>
          </table:table-cell>
          <table:table-cell table:style-name="Default" office:value-type="string" calcext:value-type="string">
            <text:p>INDEX_DATE</text:p>
          </table:table-cell>
          <table:table-cell office:value-type="string" calcext:value-type="string">
            <text:p>ETHNICITY <text:s text:c="4"/></text:p>
          </table:table-cell>
          <table:table-cell table:style-name="Default" office:value-type="string" calcext:value-type="string">
            <text:p>YEAR_OF_BIRTH <text:s text:c="2"/>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IMD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7-23" calcext:value-type="date">
            <text:p>2008-07-23</text:p>
          </table:table-cell>
          <table:table-cell office:value-type="string" calcext:value-type="string">
            <text:p>MISSING</text:p>
          </table:table-cell>
          <table:table-cell office:value-type="date" office:date-value="1940-07-15" calcext:value-type="date">
            <text:p>1940-07-1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7-23" calcext:value-type="date">
            <text:p>2008-07-23</text:p>
          </table:table-cell>
          <table:table-cell office:value-type="date" office:date-value="2022-03-17" calcext:value-type="date">
            <text:p>2022-03-17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7-24" calcext:value-type="date">
            <text:p>2008-07-24</text:p>
          </table:table-cell>
          <table:table-cell office:value-type="string" calcext:value-type="string">
            <text:p>WHITE</text:p>
          </table:table-cell>
          <table:table-cell office:value-type="date" office:date-value="1940-07-16" calcext:value-type="date">
            <text:p>1940-07-1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7-24" calcext:value-type="date">
            <text:p>2008-07-24</text:p>
          </table:table-cell>
          <table:table-cell office:value-type="date" office:date-value="2022-03-18" calcext:value-type="date">
            <text:p>2022-03-18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7-25" calcext:value-type="date">
            <text:p>2008-07-25</text:p>
          </table:table-cell>
          <table:table-cell office:value-type="string" calcext:value-type="string">
            <text:p>MIXED</text:p>
          </table:table-cell>
          <table:table-cell office:value-type="date" office:date-value="1940-07-17" calcext:value-type="date">
            <text:p>1940-07-17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7-25" calcext:value-type="date">
            <text:p>2008-07-25</text:p>
          </table:table-cell>
          <table:table-cell office:value-type="date" office:date-value="2022-03-19" calcext:value-type="date">
            <text:p>2022-03-19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ASIAN</text:p>
          </table:table-cell>
          <table:table-cell office:value-type="date" office:date-value="1940-07-18" calcext:value-type="date">
            <text:p>1940-07-18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7-26" calcext:value-type="date">
            <text:p>2008-07-26</text:p>
          </table:table-cell>
          <table:table-cell office:value-type="date" office:date-value="2022-03-20" calcext:value-type="date">
            <text:p>2022-03-20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7-27" calcext:value-type="date">
            <text:p>2008-07-27</text:p>
          </table:table-cell>
          <table:table-cell office:value-type="string" calcext:value-type="string">
            <text:p>BLACK</text:p>
          </table:table-cell>
          <table:table-cell office:value-type="date" office:date-value="1940-07-19" calcext:value-type="date">
            <text:p>1940-07-1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7-27" calcext:value-type="date">
            <text:p>2008-07-27</text:p>
          </table:table-cell>
          <table:table-cell office:value-type="date" office:date-value="2022-03-21" calcext:value-type="date">
            <text:p>2022-03-2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7-28" calcext:value-type="date">
            <text:p>2008-07-28</text:p>
          </table:table-cell>
          <table:table-cell office:value-type="string" calcext:value-type="string">
            <text:p>MISSING</text:p>
          </table:table-cell>
          <table:table-cell office:value-type="date" office:date-value="1940-07-20" calcext:value-type="date">
            <text:p>1940-07-20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7-28" calcext:value-type="date">
            <text:p>2008-07-28</text:p>
          </table:table-cell>
          <table:table-cell office:value-type="date" office:date-value="2022-03-22" calcext:value-type="date">
            <text:p>2022-03-22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7-29" calcext:value-type="date">
            <text:p>2008-07-29</text:p>
          </table:table-cell>
          <table:table-cell office:value-type="string" calcext:value-type="string">
            <text:p>WHITE</text:p>
          </table:table-cell>
          <table:table-cell office:value-type="date" office:date-value="1940-07-21" calcext:value-type="date">
            <text:p>1940-07-2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7-29" calcext:value-type="date">
            <text:p>2008-07-29</text:p>
          </table:table-cell>
          <table:table-cell office:value-type="date" office:date-value="2022-03-23" calcext:value-type="date">
            <text:p>2022-03-23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7-30" calcext:value-type="date">
            <text:p>2008-07-30</text:p>
          </table:table-cell>
          <table:table-cell office:value-type="string" calcext:value-type="string">
            <text:p>MIXED</text:p>
          </table:table-cell>
          <table:table-cell office:value-type="date" office:date-value="1940-07-22" calcext:value-type="date">
            <text:p>1940-07-2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7-30" calcext:value-type="date">
            <text:p>2008-07-30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7-31" calcext:value-type="date">
            <text:p>2008-07-31</text:p>
          </table:table-cell>
          <table:table-cell office:value-type="string" calcext:value-type="string">
            <text:p>ASIAN</text:p>
          </table:table-cell>
          <table:table-cell office:value-type="date" office:date-value="1940-07-23" calcext:value-type="date">
            <text:p>1940-07-2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7-31" calcext:value-type="date">
            <text:p>2008-07-31</text:p>
          </table:table-cell>
          <table:table-cell office:value-type="date" office:date-value="2022-03-25" calcext:value-type="date">
            <text:p>2022-03-25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01" calcext:value-type="date">
            <text:p>2008-08-01</text:p>
          </table:table-cell>
          <table:table-cell office:value-type="string" calcext:value-type="string">
            <text:p>BLACK</text:p>
          </table:table-cell>
          <table:table-cell office:value-type="date" office:date-value="1940-07-24" calcext:value-type="date">
            <text:p>1940-07-2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8-01" calcext:value-type="date">
            <text:p>2008-08-01</text:p>
          </table:table-cell>
          <table:table-cell office:value-type="date" office:date-value="2022-03-26" calcext:value-type="date">
            <text:p>2022-03-26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02" calcext:value-type="date">
            <text:p>2008-08-02</text:p>
          </table:table-cell>
          <table:table-cell office:value-type="string" calcext:value-type="string">
            <text:p>MISSING</text:p>
          </table:table-cell>
          <table:table-cell office:value-type="date" office:date-value="1940-07-25" calcext:value-type="date">
            <text:p>1940-07-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8-02" calcext:value-type="date">
            <text:p>2008-08-02</text:p>
          </table:table-cell>
          <table:table-cell office:value-type="date" office:date-value="2022-03-27" calcext:value-type="date">
            <text:p>2022-03-27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03" calcext:value-type="date">
            <text:p>2008-08-03</text:p>
          </table:table-cell>
          <table:table-cell office:value-type="string" calcext:value-type="string">
            <text:p>WHITE</text:p>
          </table:table-cell>
          <table:table-cell office:value-type="date" office:date-value="1940-07-26" calcext:value-type="date">
            <text:p>1940-07-26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8-03" calcext:value-type="date">
            <text:p>2008-08-03</text:p>
          </table:table-cell>
          <table:table-cell office:value-type="date" office:date-value="2022-03-28" calcext:value-type="date">
            <text:p>2022-03-28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04" calcext:value-type="date">
            <text:p>2008-08-04</text:p>
          </table:table-cell>
          <table:table-cell office:value-type="string" calcext:value-type="string">
            <text:p>MIXED</text:p>
          </table:table-cell>
          <table:table-cell office:value-type="date" office:date-value="1940-07-27" calcext:value-type="date">
            <text:p>1940-07-27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04" calcext:value-type="date">
            <text:p>2008-08-04</text:p>
          </table:table-cell>
          <table:table-cell office:value-type="date" office:date-value="2022-03-29" calcext:value-type="date">
            <text:p>2022-03-29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05" calcext:value-type="date">
            <text:p>2008-08-05</text:p>
          </table:table-cell>
          <table:table-cell office:value-type="string" calcext:value-type="string">
            <text:p>ASIAN</text:p>
          </table:table-cell>
          <table:table-cell office:value-type="date" office:date-value="1940-07-28" calcext:value-type="date">
            <text:p>1940-07-28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8-05" calcext:value-type="date">
            <text:p>2008-08-05</text:p>
          </table:table-cell>
          <table:table-cell office:value-type="date" office:date-value="2022-03-30" calcext:value-type="date">
            <text:p>2022-03-30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06" calcext:value-type="date">
            <text:p>2008-08-06</text:p>
          </table:table-cell>
          <table:table-cell office:value-type="string" calcext:value-type="string">
            <text:p>BLACK</text:p>
          </table:table-cell>
          <table:table-cell office:value-type="date" office:date-value="1940-07-29" calcext:value-type="date">
            <text:p>1940-07-29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8-06" calcext:value-type="date">
            <text:p>2008-08-06</text:p>
          </table:table-cell>
          <table:table-cell office:value-type="date" office:date-value="2022-03-31" calcext:value-type="date">
            <text:p>2022-03-3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07" calcext:value-type="date">
            <text:p>2008-08-07</text:p>
          </table:table-cell>
          <table:table-cell office:value-type="string" calcext:value-type="string">
            <text:p>MISSING</text:p>
          </table:table-cell>
          <table:table-cell office:value-type="date" office:date-value="1940-07-30" calcext:value-type="date">
            <text:p>1940-07-3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8-07" calcext:value-type="date">
            <text:p>2008-08-07</text:p>
          </table:table-cell>
          <table:table-cell office:value-type="date" office:date-value="2022-04-01" calcext:value-type="date">
            <text:p>2022-04-0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08" calcext:value-type="date">
            <text:p>2008-08-08</text:p>
          </table:table-cell>
          <table:table-cell office:value-type="string" calcext:value-type="string">
            <text:p>WHITE</text:p>
          </table:table-cell>
          <table:table-cell office:value-type="date" office:date-value="1940-07-31" calcext:value-type="date">
            <text:p>1940-07-3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8-08" calcext:value-type="date">
            <text:p>2008-08-08</text:p>
          </table:table-cell>
          <table:table-cell office:value-type="date" office:date-value="2022-04-02" calcext:value-type="date">
            <text:p>2022-04-02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09" calcext:value-type="date">
            <text:p>2008-08-09</text:p>
          </table:table-cell>
          <table:table-cell office:value-type="string" calcext:value-type="string">
            <text:p>MIXED</text:p>
          </table:table-cell>
          <table:table-cell office:value-type="date" office:date-value="1940-08-01" calcext:value-type="date">
            <text:p>1940-08-01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8-09" calcext:value-type="date">
            <text:p>2008-08-09</text:p>
          </table:table-cell>
          <table:table-cell office:value-type="date" office:date-value="2022-04-03" calcext:value-type="date">
            <text:p>2022-04-03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10" calcext:value-type="date">
            <text:p>2008-08-10</text:p>
          </table:table-cell>
          <table:table-cell office:value-type="string" calcext:value-type="string">
            <text:p>ASIAN</text:p>
          </table:table-cell>
          <table:table-cell office:value-type="date" office:date-value="1940-08-02" calcext:value-type="date">
            <text:p>1940-08-0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10" calcext:value-type="date">
            <text:p>2008-08-10</text:p>
          </table:table-cell>
          <table:table-cell office:value-type="date" office:date-value="2022-04-04" calcext:value-type="date">
            <text:p>2022-04-04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11" calcext:value-type="date">
            <text:p>2008-08-11</text:p>
          </table:table-cell>
          <table:table-cell office:value-type="string" calcext:value-type="string">
            <text:p>BLACK</text:p>
          </table:table-cell>
          <table:table-cell office:value-type="date" office:date-value="1940-08-03" calcext:value-type="date">
            <text:p>1940-08-0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8-11" calcext:value-type="date">
            <text:p>2008-08-11</text:p>
          </table:table-cell>
          <table:table-cell office:value-type="date" office:date-value="2022-04-05" calcext:value-type="date">
            <text:p>2022-04-05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12" calcext:value-type="date">
            <text:p>2008-08-12</text:p>
          </table:table-cell>
          <table:table-cell office:value-type="string" calcext:value-type="string">
            <text:p>MISSING</text:p>
          </table:table-cell>
          <table:table-cell office:value-type="date" office:date-value="1940-08-04" calcext:value-type="date">
            <text:p>1940-08-04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8-12" calcext:value-type="date">
            <text:p>2008-08-12</text:p>
          </table:table-cell>
          <table:table-cell office:value-type="date" office:date-value="2022-04-06" calcext:value-type="date">
            <text:p>2022-04-06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13" calcext:value-type="date">
            <text:p>2008-08-13</text:p>
          </table:table-cell>
          <table:table-cell office:value-type="string" calcext:value-type="string">
            <text:p>WHITE</text:p>
          </table:table-cell>
          <table:table-cell office:value-type="date" office:date-value="1940-08-05" calcext:value-type="date">
            <text:p>1940-08-0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8-13" calcext:value-type="date">
            <text:p>2008-08-13</text:p>
          </table:table-cell>
          <table:table-cell office:value-type="date" office:date-value="2022-04-07" calcext:value-type="date">
            <text:p>2022-04-07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14" calcext:value-type="date">
            <text:p>2008-08-14</text:p>
          </table:table-cell>
          <table:table-cell office:value-type="string" calcext:value-type="string">
            <text:p>MIXED</text:p>
          </table:table-cell>
          <table:table-cell office:value-type="date" office:date-value="1940-08-06" calcext:value-type="date">
            <text:p>1940-08-0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8-14" calcext:value-type="date">
            <text:p>2008-08-14</text:p>
          </table:table-cell>
          <table:table-cell office:value-type="date" office:date-value="2022-04-08" calcext:value-type="date">
            <text:p>2022-04-08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15" calcext:value-type="date">
            <text:p>2008-08-15</text:p>
          </table:table-cell>
          <table:table-cell office:value-type="string" calcext:value-type="string">
            <text:p>ASIAN</text:p>
          </table:table-cell>
          <table:table-cell office:value-type="date" office:date-value="1940-08-07" calcext:value-type="date">
            <text:p>1940-08-07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8-15" calcext:value-type="date">
            <text:p>2008-08-15</text:p>
          </table:table-cell>
          <table:table-cell office:value-type="date" office:date-value="2022-04-09" calcext:value-type="date">
            <text:p>2022-04-09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16" calcext:value-type="date">
            <text:p>2008-08-16</text:p>
          </table:table-cell>
          <table:table-cell office:value-type="string" calcext:value-type="string">
            <text:p>BLACK</text:p>
          </table:table-cell>
          <table:table-cell office:value-type="date" office:date-value="1940-08-08" calcext:value-type="date">
            <text:p>1940-08-08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16" calcext:value-type="date">
            <text:p>2008-08-16</text:p>
          </table:table-cell>
          <table:table-cell office:value-type="date" office:date-value="2022-04-10" calcext:value-type="date">
            <text:p>2022-04-10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17" calcext:value-type="date">
            <text:p>2008-08-17</text:p>
          </table:table-cell>
          <table:table-cell office:value-type="string" calcext:value-type="string">
            <text:p>MISSING</text:p>
          </table:table-cell>
          <table:table-cell office:value-type="date" office:date-value="1940-08-09" calcext:value-type="date">
            <text:p>1940-08-0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8-17" calcext:value-type="date">
            <text:p>2008-08-17</text:p>
          </table:table-cell>
          <table:table-cell office:value-type="date" office:date-value="2022-04-11" calcext:value-type="date">
            <text:p>2022-04-1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18" calcext:value-type="date">
            <text:p>2008-08-18</text:p>
          </table:table-cell>
          <table:table-cell office:value-type="string" calcext:value-type="string">
            <text:p>WHITE</text:p>
          </table:table-cell>
          <table:table-cell office:value-type="date" office:date-value="1940-08-10" calcext:value-type="date">
            <text:p>1940-08-10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8-18" calcext:value-type="date">
            <text:p>2008-08-18</text:p>
          </table:table-cell>
          <table:table-cell office:value-type="date" office:date-value="2022-04-12" calcext:value-type="date">
            <text:p>2022-04-12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19" calcext:value-type="date">
            <text:p>2008-08-19</text:p>
          </table:table-cell>
          <table:table-cell office:value-type="string" calcext:value-type="string">
            <text:p>MIXED</text:p>
          </table:table-cell>
          <table:table-cell office:value-type="date" office:date-value="1940-08-11" calcext:value-type="date">
            <text:p>1940-08-1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8-19" calcext:value-type="date">
            <text:p>2008-08-19</text:p>
          </table:table-cell>
          <table:table-cell office:value-type="date" office:date-value="2022-04-13" calcext:value-type="date">
            <text:p>2022-04-13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20" calcext:value-type="date">
            <text:p>2008-08-20</text:p>
          </table:table-cell>
          <table:table-cell office:value-type="string" calcext:value-type="string">
            <text:p>ASIAN</text:p>
          </table:table-cell>
          <table:table-cell office:value-type="date" office:date-value="1940-08-12" calcext:value-type="date">
            <text:p>1940-08-1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8-20" calcext:value-type="date">
            <text:p>2008-08-20</text:p>
          </table:table-cell>
          <table:table-cell office:value-type="date" office:date-value="2022-04-14" calcext:value-type="date">
            <text:p>2022-04-14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21" calcext:value-type="date">
            <text:p>2008-08-21</text:p>
          </table:table-cell>
          <table:table-cell office:value-type="string" calcext:value-type="string">
            <text:p>BLACK</text:p>
          </table:table-cell>
          <table:table-cell office:value-type="date" office:date-value="1940-08-13" calcext:value-type="date">
            <text:p>1940-08-13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8-21" calcext:value-type="date">
            <text:p>2008-08-21</text:p>
          </table:table-cell>
          <table:table-cell office:value-type="date" office:date-value="2022-04-15" calcext:value-type="date">
            <text:p>2022-04-15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22" calcext:value-type="date">
            <text:p>2008-08-22</text:p>
          </table:table-cell>
          <table:table-cell office:value-type="string" calcext:value-type="string">
            <text:p>MISSING</text:p>
          </table:table-cell>
          <table:table-cell office:value-type="date" office:date-value="1940-08-14" calcext:value-type="date">
            <text:p>1940-08-1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22" calcext:value-type="date">
            <text:p>2008-08-22</text:p>
          </table:table-cell>
          <table:table-cell office:value-type="date" office:date-value="2022-04-16" calcext:value-type="date">
            <text:p>2022-04-16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23" calcext:value-type="date">
            <text:p>2008-08-23</text:p>
          </table:table-cell>
          <table:table-cell office:value-type="string" calcext:value-type="string">
            <text:p>WHITE</text:p>
          </table:table-cell>
          <table:table-cell office:value-type="date" office:date-value="1940-08-15" calcext:value-type="date">
            <text:p>1940-08-1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8-23" calcext:value-type="date">
            <text:p>2008-08-23</text:p>
          </table:table-cell>
          <table:table-cell office:value-type="date" office:date-value="2022-04-17" calcext:value-type="date">
            <text:p>2022-04-17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24" calcext:value-type="date">
            <text:p>2008-08-24</text:p>
          </table:table-cell>
          <table:table-cell office:value-type="string" calcext:value-type="string">
            <text:p>MIXED</text:p>
          </table:table-cell>
          <table:table-cell office:value-type="date" office:date-value="1940-08-16" calcext:value-type="date">
            <text:p>1940-08-16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8-24" calcext:value-type="date">
            <text:p>2008-08-24</text:p>
          </table:table-cell>
          <table:table-cell office:value-type="date" office:date-value="2022-04-18" calcext:value-type="date">
            <text:p>2022-04-18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25" calcext:value-type="date">
            <text:p>2008-08-25</text:p>
          </table:table-cell>
          <table:table-cell office:value-type="string" calcext:value-type="string">
            <text:p>ASIAN</text:p>
          </table:table-cell>
          <table:table-cell office:value-type="date" office:date-value="1940-08-17" calcext:value-type="date">
            <text:p>1940-08-1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8-25" calcext:value-type="date">
            <text:p>2008-08-25</text:p>
          </table:table-cell>
          <table:table-cell office:value-type="date" office:date-value="2022-04-19" calcext:value-type="date">
            <text:p>2022-04-19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26" calcext:value-type="date">
            <text:p>2008-08-26</text:p>
          </table:table-cell>
          <table:table-cell office:value-type="string" calcext:value-type="string">
            <text:p>BLACK</text:p>
          </table:table-cell>
          <table:table-cell office:value-type="date" office:date-value="1940-08-18" calcext:value-type="date">
            <text:p>1940-08-1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8-26" calcext:value-type="date">
            <text:p>2008-08-26</text:p>
          </table:table-cell>
          <table:table-cell office:value-type="date" office:date-value="2022-04-20" calcext:value-type="date">
            <text:p>2022-04-20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27" calcext:value-type="date">
            <text:p>2008-08-27</text:p>
          </table:table-cell>
          <table:table-cell office:value-type="string" calcext:value-type="string">
            <text:p>MISSING</text:p>
          </table:table-cell>
          <table:table-cell office:value-type="date" office:date-value="1940-08-19" calcext:value-type="date">
            <text:p>1940-08-19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8-27" calcext:value-type="date">
            <text:p>2008-08-27</text:p>
          </table:table-cell>
          <table:table-cell office:value-type="date" office:date-value="2022-04-21" calcext:value-type="date">
            <text:p>2022-04-2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8-28" calcext:value-type="date">
            <text:p>2008-08-28</text:p>
          </table:table-cell>
          <table:table-cell office:value-type="string" calcext:value-type="string">
            <text:p>WHITE</text:p>
          </table:table-cell>
          <table:table-cell office:value-type="date" office:date-value="1940-08-20" calcext:value-type="date">
            <text:p>1940-08-2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28" calcext:value-type="date">
            <text:p>2008-08-28</text:p>
          </table:table-cell>
          <table:table-cell office:value-type="date" office:date-value="2022-04-22" calcext:value-type="date">
            <text:p>2022-04-22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8-29" calcext:value-type="date">
            <text:p>2008-08-29</text:p>
          </table:table-cell>
          <table:table-cell office:value-type="string" calcext:value-type="string">
            <text:p>MIXED</text:p>
          </table:table-cell>
          <table:table-cell office:value-type="date" office:date-value="1940-08-21" calcext:value-type="date">
            <text:p>1940-08-2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8-29" calcext:value-type="date">
            <text:p>2008-08-29</text:p>
          </table:table-cell>
          <table:table-cell office:value-type="date" office:date-value="2022-04-23" calcext:value-type="date">
            <text:p>2022-04-23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8-30" calcext:value-type="date">
            <text:p>2008-08-30</text:p>
          </table:table-cell>
          <table:table-cell office:value-type="string" calcext:value-type="string">
            <text:p>ASIAN</text:p>
          </table:table-cell>
          <table:table-cell office:value-type="date" office:date-value="1940-08-22" calcext:value-type="date">
            <text:p>1940-08-22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8-30" calcext:value-type="date">
            <text:p>2008-08-30</text:p>
          </table:table-cell>
          <table:table-cell office:value-type="date" office:date-value="2022-04-24" calcext:value-type="date">
            <text:p>2022-04-24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8-31" calcext:value-type="date">
            <text:p>2008-08-31</text:p>
          </table:table-cell>
          <table:table-cell office:value-type="string" calcext:value-type="string">
            <text:p>BLACK</text:p>
          </table:table-cell>
          <table:table-cell office:value-type="date" office:date-value="1940-08-23" calcext:value-type="date">
            <text:p>1940-08-2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8-31" calcext:value-type="date">
            <text:p>2008-08-31</text:p>
          </table:table-cell>
          <table:table-cell office:value-type="date" office:date-value="2022-04-25" calcext:value-type="date">
            <text:p>2022-04-25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01" calcext:value-type="date">
            <text:p>2008-09-01</text:p>
          </table:table-cell>
          <table:table-cell office:value-type="string" calcext:value-type="string">
            <text:p>MISSING</text:p>
          </table:table-cell>
          <table:table-cell office:value-type="date" office:date-value="1940-08-24" calcext:value-type="date">
            <text:p>1940-08-2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9-01" calcext:value-type="date">
            <text:p>2008-09-01</text:p>
          </table:table-cell>
          <table:table-cell office:value-type="date" office:date-value="2022-04-26" calcext:value-type="date">
            <text:p>2022-04-26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02" calcext:value-type="date">
            <text:p>2008-09-02</text:p>
          </table:table-cell>
          <table:table-cell office:value-type="string" calcext:value-type="string">
            <text:p>WHITE</text:p>
          </table:table-cell>
          <table:table-cell office:value-type="date" office:date-value="1940-08-25" calcext:value-type="date">
            <text:p>1940-08-25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9-02" calcext:value-type="date">
            <text:p>2008-09-02</text:p>
          </table:table-cell>
          <table:table-cell office:value-type="date" office:date-value="2022-04-27" calcext:value-type="date">
            <text:p>2022-04-27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03" calcext:value-type="date">
            <text:p>2008-09-03</text:p>
          </table:table-cell>
          <table:table-cell office:value-type="string" calcext:value-type="string">
            <text:p>MIXED</text:p>
          </table:table-cell>
          <table:table-cell office:value-type="date" office:date-value="1940-08-26" calcext:value-type="date">
            <text:p>1940-08-26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9-03" calcext:value-type="date">
            <text:p>2008-09-03</text:p>
          </table:table-cell>
          <table:table-cell office:value-type="date" office:date-value="2022-04-28" calcext:value-type="date">
            <text:p>2022-04-28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04" calcext:value-type="date">
            <text:p>2008-09-04</text:p>
          </table:table-cell>
          <table:table-cell office:value-type="string" calcext:value-type="string">
            <text:p>ASIAN</text:p>
          </table:table-cell>
          <table:table-cell office:value-type="date" office:date-value="1940-08-27" calcext:value-type="date">
            <text:p>1940-08-2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9-04" calcext:value-type="date">
            <text:p>2008-09-04</text:p>
          </table:table-cell>
          <table:table-cell office:value-type="date" office:date-value="2022-04-29" calcext:value-type="date">
            <text:p>2022-04-29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05" calcext:value-type="date">
            <text:p>2008-09-05</text:p>
          </table:table-cell>
          <table:table-cell office:value-type="string" calcext:value-type="string">
            <text:p>BLACK</text:p>
          </table:table-cell>
          <table:table-cell office:value-type="date" office:date-value="1940-08-28" calcext:value-type="date">
            <text:p>1940-08-28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9-05" calcext:value-type="date">
            <text:p>2008-09-05</text:p>
          </table:table-cell>
          <table:table-cell office:value-type="date" office:date-value="2022-04-30" calcext:value-type="date">
            <text:p>2022-04-30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06" calcext:value-type="date">
            <text:p>2008-09-06</text:p>
          </table:table-cell>
          <table:table-cell office:value-type="string" calcext:value-type="string">
            <text:p>MISSING</text:p>
          </table:table-cell>
          <table:table-cell office:value-type="date" office:date-value="1940-08-29" calcext:value-type="date">
            <text:p>1940-08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9-06" calcext:value-type="date">
            <text:p>2008-09-06</text:p>
          </table:table-cell>
          <table:table-cell office:value-type="date" office:date-value="2022-05-01" calcext:value-type="date">
            <text:p>2022-05-0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07" calcext:value-type="date">
            <text:p>2008-09-07</text:p>
          </table:table-cell>
          <table:table-cell office:value-type="string" calcext:value-type="string">
            <text:p>WHITE</text:p>
          </table:table-cell>
          <table:table-cell office:value-type="date" office:date-value="1940-08-30" calcext:value-type="date">
            <text:p>1940-08-3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9-07" calcext:value-type="date">
            <text:p>2008-09-07</text:p>
          </table:table-cell>
          <table:table-cell office:value-type="date" office:date-value="2022-05-02" calcext:value-type="date">
            <text:p>2022-05-02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08" calcext:value-type="date">
            <text:p>2008-09-08</text:p>
          </table:table-cell>
          <table:table-cell office:value-type="string" calcext:value-type="string">
            <text:p>MIXED</text:p>
          </table:table-cell>
          <table:table-cell office:value-type="date" office:date-value="1940-08-31" calcext:value-type="date">
            <text:p>1940-08-31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9-08" calcext:value-type="date">
            <text:p>2008-09-08</text:p>
          </table:table-cell>
          <table:table-cell office:value-type="date" office:date-value="2022-05-03" calcext:value-type="date">
            <text:p>2022-05-03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09" calcext:value-type="date">
            <text:p>2008-09-09</text:p>
          </table:table-cell>
          <table:table-cell office:value-type="string" calcext:value-type="string">
            <text:p>ASIAN</text:p>
          </table:table-cell>
          <table:table-cell office:value-type="date" office:date-value="1940-09-01" calcext:value-type="date">
            <text:p>1940-09-0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9-09" calcext:value-type="date">
            <text:p>2008-09-09</text:p>
          </table:table-cell>
          <table:table-cell office:value-type="date" office:date-value="2022-05-04" calcext:value-type="date">
            <text:p>2022-05-04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10" calcext:value-type="date">
            <text:p>2008-09-10</text:p>
          </table:table-cell>
          <table:table-cell office:value-type="string" calcext:value-type="string">
            <text:p>BLACK</text:p>
          </table:table-cell>
          <table:table-cell office:value-type="date" office:date-value="1940-09-02" calcext:value-type="date">
            <text:p>1940-09-0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9-10" calcext:value-type="date">
            <text:p>2008-09-10</text:p>
          </table:table-cell>
          <table:table-cell office:value-type="date" office:date-value="2022-05-05" calcext:value-type="date">
            <text:p>2022-05-05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11" calcext:value-type="date">
            <text:p>2008-09-11</text:p>
          </table:table-cell>
          <table:table-cell office:value-type="string" calcext:value-type="string">
            <text:p>MISSING</text:p>
          </table:table-cell>
          <table:table-cell office:value-type="date" office:date-value="1940-09-03" calcext:value-type="date">
            <text:p>1940-09-0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9-11" calcext:value-type="date">
            <text:p>2008-09-11</text:p>
          </table:table-cell>
          <table:table-cell office:value-type="date" office:date-value="2022-05-06" calcext:value-type="date">
            <text:p>2022-05-06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12" calcext:value-type="date">
            <text:p>2008-09-12</text:p>
          </table:table-cell>
          <table:table-cell office:value-type="string" calcext:value-type="string">
            <text:p>WHITE</text:p>
          </table:table-cell>
          <table:table-cell office:value-type="date" office:date-value="1940-09-04" calcext:value-type="date">
            <text:p>1940-09-0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9-12" calcext:value-type="date">
            <text:p>2008-09-12</text:p>
          </table:table-cell>
          <table:table-cell office:value-type="date" office:date-value="2022-05-07" calcext:value-type="date">
            <text:p>2022-05-07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13" calcext:value-type="date">
            <text:p>2008-09-13</text:p>
          </table:table-cell>
          <table:table-cell office:value-type="string" calcext:value-type="string">
            <text:p>MIXED</text:p>
          </table:table-cell>
          <table:table-cell office:value-type="date" office:date-value="1940-09-05" calcext:value-type="date">
            <text:p>1940-09-0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9-13" calcext:value-type="date">
            <text:p>2008-09-13</text:p>
          </table:table-cell>
          <table:table-cell office:value-type="date" office:date-value="2022-05-08" calcext:value-type="date">
            <text:p>2022-05-08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14" calcext:value-type="date">
            <text:p>2008-09-14</text:p>
          </table:table-cell>
          <table:table-cell office:value-type="string" calcext:value-type="string">
            <text:p>ASIAN</text:p>
          </table:table-cell>
          <table:table-cell office:value-type="date" office:date-value="1940-09-06" calcext:value-type="date">
            <text:p>1940-09-06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9-14" calcext:value-type="date">
            <text:p>2008-09-14</text:p>
          </table:table-cell>
          <table:table-cell office:value-type="date" office:date-value="2022-05-09" calcext:value-type="date">
            <text:p>2022-05-09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15" calcext:value-type="date">
            <text:p>2008-09-15</text:p>
          </table:table-cell>
          <table:table-cell office:value-type="string" calcext:value-type="string">
            <text:p>BLACK</text:p>
          </table:table-cell>
          <table:table-cell office:value-type="date" office:date-value="1940-09-07" calcext:value-type="date">
            <text:p>1940-09-07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9-15" calcext:value-type="date">
            <text:p>2008-09-15</text:p>
          </table:table-cell>
          <table:table-cell office:value-type="date" office:date-value="2022-05-10" calcext:value-type="date">
            <text:p>2022-05-10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16" calcext:value-type="date">
            <text:p>2008-09-16</text:p>
          </table:table-cell>
          <table:table-cell office:value-type="string" calcext:value-type="string">
            <text:p>MISSING</text:p>
          </table:table-cell>
          <table:table-cell office:value-type="date" office:date-value="1940-09-08" calcext:value-type="date">
            <text:p>1940-09-08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9-16" calcext:value-type="date">
            <text:p>2008-09-16</text:p>
          </table:table-cell>
          <table:table-cell office:value-type="date" office:date-value="2022-05-11" calcext:value-type="date">
            <text:p>2022-05-11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17" calcext:value-type="date">
            <text:p>2008-09-17</text:p>
          </table:table-cell>
          <table:table-cell office:value-type="string" calcext:value-type="string">
            <text:p>WHITE</text:p>
          </table:table-cell>
          <table:table-cell office:value-type="date" office:date-value="1940-09-09" calcext:value-type="date">
            <text:p>1940-09-09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9-17" calcext:value-type="date">
            <text:p>2008-09-17</text:p>
          </table:table-cell>
          <table:table-cell office:value-type="date" office:date-value="2022-05-12" calcext:value-type="date">
            <text:p>2022-05-12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18" calcext:value-type="date">
            <text:p>2008-09-18</text:p>
          </table:table-cell>
          <table:table-cell office:value-type="string" calcext:value-type="string">
            <text:p>MIXED</text:p>
          </table:table-cell>
          <table:table-cell office:value-type="date" office:date-value="1940-09-10" calcext:value-type="date">
            <text:p>1940-09-1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9-18" calcext:value-type="date">
            <text:p>2008-09-18</text:p>
          </table:table-cell>
          <table:table-cell office:value-type="date" office:date-value="2022-05-13" calcext:value-type="date">
            <text:p>2022-05-13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19" calcext:value-type="date">
            <text:p>2008-09-19</text:p>
          </table:table-cell>
          <table:table-cell office:value-type="string" calcext:value-type="string">
            <text:p>ASIAN</text:p>
          </table:table-cell>
          <table:table-cell office:value-type="date" office:date-value="1940-09-11" calcext:value-type="date">
            <text:p>1940-09-1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9-19" calcext:value-type="date">
            <text:p>2008-09-19</text:p>
          </table:table-cell>
          <table:table-cell office:value-type="date" office:date-value="2022-05-14" calcext:value-type="date">
            <text:p>2022-05-14</text:p>
          </table:table-cell>
        </table:table-row>
        <table:table-row table:style-name="ro1">
          <table:table-cell office:value-type="string" calcext:value-type="string">
            <text:p>p209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20" calcext:value-type="date">
            <text:p>2008-09-20</text:p>
          </table:table-cell>
          <table:table-cell office:value-type="string" calcext:value-type="string">
            <text:p>BLACK</text:p>
          </table:table-cell>
          <table:table-cell office:value-type="date" office:date-value="1940-09-12" calcext:value-type="date">
            <text:p>1940-09-12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9-20" calcext:value-type="date">
            <text:p>2008-09-20</text:p>
          </table:table-cell>
          <table:table-cell office:value-type="date" office:date-value="2022-05-15" calcext:value-type="date">
            <text:p>2022-05-15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21" calcext:value-type="date">
            <text:p>2008-09-21</text:p>
          </table:table-cell>
          <table:table-cell office:value-type="string" calcext:value-type="string">
            <text:p>MISSING</text:p>
          </table:table-cell>
          <table:table-cell office:value-type="date" office:date-value="1940-09-13" calcext:value-type="date">
            <text:p>1940-09-1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9-21" calcext:value-type="date">
            <text:p>2008-09-21</text:p>
          </table:table-cell>
          <table:table-cell office:value-type="date" office:date-value="2022-05-16" calcext:value-type="date">
            <text:p>2022-05-16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22" calcext:value-type="date">
            <text:p>2008-09-22</text:p>
          </table:table-cell>
          <table:table-cell office:value-type="string" calcext:value-type="string">
            <text:p>WHITE</text:p>
          </table:table-cell>
          <table:table-cell office:value-type="date" office:date-value="1940-09-14" calcext:value-type="date">
            <text:p>1940-09-1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9-22" calcext:value-type="date">
            <text:p>2008-09-22</text:p>
          </table:table-cell>
          <table:table-cell office:value-type="date" office:date-value="2022-05-17" calcext:value-type="date">
            <text:p>2022-05-17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23" calcext:value-type="date">
            <text:p>2008-09-23</text:p>
          </table:table-cell>
          <table:table-cell office:value-type="string" calcext:value-type="string">
            <text:p>MIXED</text:p>
          </table:table-cell>
          <table:table-cell office:value-type="date" office:date-value="1940-09-15" calcext:value-type="date">
            <text:p>1940-09-1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9-23" calcext:value-type="date">
            <text:p>2008-09-23</text:p>
          </table:table-cell>
          <table:table-cell office:value-type="date" office:date-value="2022-05-18" calcext:value-type="date">
            <text:p>2022-05-18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24" calcext:value-type="date">
            <text:p>2008-09-24</text:p>
          </table:table-cell>
          <table:table-cell office:value-type="string" calcext:value-type="string">
            <text:p>ASIAN</text:p>
          </table:table-cell>
          <table:table-cell office:value-type="date" office:date-value="1940-09-16" calcext:value-type="date">
            <text:p>1940-09-16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9-24" calcext:value-type="date">
            <text:p>2008-09-24</text:p>
          </table:table-cell>
          <table:table-cell office:value-type="date" office:date-value="2022-05-19" calcext:value-type="date">
            <text:p>2022-05-19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25" calcext:value-type="date">
            <text:p>2008-09-25</text:p>
          </table:table-cell>
          <table:table-cell office:value-type="string" calcext:value-type="string">
            <text:p>BLACK</text:p>
          </table:table-cell>
          <table:table-cell office:value-type="date" office:date-value="1940-09-17" calcext:value-type="date">
            <text:p>1940-09-1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09-25" calcext:value-type="date">
            <text:p>2008-09-25</text:p>
          </table:table-cell>
          <table:table-cell office:value-type="date" office:date-value="2022-05-20" calcext:value-type="date">
            <text:p>2022-05-20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26" calcext:value-type="date">
            <text:p>2008-09-26</text:p>
          </table:table-cell>
          <table:table-cell office:value-type="string" calcext:value-type="string">
            <text:p>MISSING</text:p>
          </table:table-cell>
          <table:table-cell office:value-type="date" office:date-value="1940-09-18" calcext:value-type="date">
            <text:p>1940-09-18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09-26" calcext:value-type="date">
            <text:p>2008-09-26</text:p>
          </table:table-cell>
          <table:table-cell office:value-type="date" office:date-value="2022-05-21" calcext:value-type="date">
            <text:p>2022-05-21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09-27" calcext:value-type="date">
            <text:p>2008-09-27</text:p>
          </table:table-cell>
          <table:table-cell office:value-type="string" calcext:value-type="string">
            <text:p>WHITE</text:p>
          </table:table-cell>
          <table:table-cell office:value-type="date" office:date-value="1940-09-19" calcext:value-type="date">
            <text:p>1940-09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09-27" calcext:value-type="date">
            <text:p>2008-09-27</text:p>
          </table:table-cell>
          <table:table-cell office:value-type="date" office:date-value="2022-05-22" calcext:value-type="date">
            <text:p>2022-05-22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09-28" calcext:value-type="date">
            <text:p>2008-09-28</text:p>
          </table:table-cell>
          <table:table-cell office:value-type="string" calcext:value-type="string">
            <text:p>MIXED</text:p>
          </table:table-cell>
          <table:table-cell office:value-type="date" office:date-value="1940-09-20" calcext:value-type="date">
            <text:p>1940-09-2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09-28" calcext:value-type="date">
            <text:p>2008-09-28</text:p>
          </table:table-cell>
          <table:table-cell office:value-type="date" office:date-value="2022-05-23" calcext:value-type="date">
            <text:p>2022-05-23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09-29" calcext:value-type="date">
            <text:p>2008-09-29</text:p>
          </table:table-cell>
          <table:table-cell office:value-type="string" calcext:value-type="string">
            <text:p>ASIAN</text:p>
          </table:table-cell>
          <table:table-cell office:value-type="date" office:date-value="1940-09-21" calcext:value-type="date">
            <text:p>1940-09-2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09-29" calcext:value-type="date">
            <text:p>2008-09-29</text:p>
          </table:table-cell>
          <table:table-cell office:value-type="date" office:date-value="2022-05-24" calcext:value-type="date">
            <text:p>2022-05-24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09-30" calcext:value-type="date">
            <text:p>2008-09-30</text:p>
          </table:table-cell>
          <table:table-cell office:value-type="string" calcext:value-type="string">
            <text:p>BLACK</text:p>
          </table:table-cell>
          <table:table-cell office:value-type="date" office:date-value="1940-09-22" calcext:value-type="date">
            <text:p>1940-09-2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09-30" calcext:value-type="date">
            <text:p>2008-09-30</text:p>
          </table:table-cell>
          <table:table-cell office:value-type="date" office:date-value="2022-05-25" calcext:value-type="date">
            <text:p>2022-05-25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01" calcext:value-type="date">
            <text:p>2008-10-01</text:p>
          </table:table-cell>
          <table:table-cell office:value-type="string" calcext:value-type="string">
            <text:p>MISSING</text:p>
          </table:table-cell>
          <table:table-cell office:value-type="date" office:date-value="1940-09-23" calcext:value-type="date">
            <text:p>1940-09-2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10-01" calcext:value-type="date">
            <text:p>2008-10-01</text:p>
          </table:table-cell>
          <table:table-cell office:value-type="date" office:date-value="2022-05-26" calcext:value-type="date">
            <text:p>2022-05-26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02" calcext:value-type="date">
            <text:p>2008-10-02</text:p>
          </table:table-cell>
          <table:table-cell office:value-type="string" calcext:value-type="string">
            <text:p>WHITE</text:p>
          </table:table-cell>
          <table:table-cell office:value-type="date" office:date-value="1940-09-24" calcext:value-type="date">
            <text:p>1940-09-24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10-02" calcext:value-type="date">
            <text:p>2008-10-02</text:p>
          </table:table-cell>
          <table:table-cell office:value-type="date" office:date-value="2022-05-27" calcext:value-type="date">
            <text:p>2022-05-27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03" calcext:value-type="date">
            <text:p>2008-10-03</text:p>
          </table:table-cell>
          <table:table-cell office:value-type="string" calcext:value-type="string">
            <text:p>MIXED</text:p>
          </table:table-cell>
          <table:table-cell office:value-type="date" office:date-value="1940-09-25" calcext:value-type="date">
            <text:p>1940-09-2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10-03" calcext:value-type="date">
            <text:p>2008-10-03</text:p>
          </table:table-cell>
          <table:table-cell office:value-type="date" office:date-value="2022-05-28" calcext:value-type="date">
            <text:p>2022-05-28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04" calcext:value-type="date">
            <text:p>2008-10-04</text:p>
          </table:table-cell>
          <table:table-cell office:value-type="string" calcext:value-type="string">
            <text:p>ASIAN</text:p>
          </table:table-cell>
          <table:table-cell office:value-type="date" office:date-value="1940-09-26" calcext:value-type="date">
            <text:p>1940-09-2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10-04" calcext:value-type="date">
            <text:p>2008-10-04</text:p>
          </table:table-cell>
          <table:table-cell office:value-type="date" office:date-value="2022-05-29" calcext:value-type="date">
            <text:p>2022-05-29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05" calcext:value-type="date">
            <text:p>2008-10-05</text:p>
          </table:table-cell>
          <table:table-cell office:value-type="string" calcext:value-type="string">
            <text:p>BLACK</text:p>
          </table:table-cell>
          <table:table-cell office:value-type="date" office:date-value="1940-09-27" calcext:value-type="date">
            <text:p>1940-09-27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10-05" calcext:value-type="date">
            <text:p>2008-10-05</text:p>
          </table:table-cell>
          <table:table-cell office:value-type="date" office:date-value="2022-05-30" calcext:value-type="date">
            <text:p>2022-05-30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06" calcext:value-type="date">
            <text:p>2008-10-06</text:p>
          </table:table-cell>
          <table:table-cell office:value-type="string" calcext:value-type="string">
            <text:p>MISSING</text:p>
          </table:table-cell>
          <table:table-cell office:value-type="date" office:date-value="1940-09-28" calcext:value-type="date">
            <text:p>1940-09-28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10-06" calcext:value-type="date">
            <text:p>2008-10-06</text:p>
          </table:table-cell>
          <table:table-cell office:value-type="date" office:date-value="2022-05-31" calcext:value-type="date">
            <text:p>2022-05-31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07" calcext:value-type="date">
            <text:p>2008-10-07</text:p>
          </table:table-cell>
          <table:table-cell office:value-type="string" calcext:value-type="string">
            <text:p>WHITE</text:p>
          </table:table-cell>
          <table:table-cell office:value-type="date" office:date-value="1940-09-29" calcext:value-type="date">
            <text:p>1940-09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10-07" calcext:value-type="date">
            <text:p>2008-10-07</text:p>
          </table:table-cell>
          <table:table-cell office:value-type="date" office:date-value="2022-06-01" calcext:value-type="date">
            <text:p>2022-06-01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08" calcext:value-type="date">
            <text:p>2008-10-08</text:p>
          </table:table-cell>
          <table:table-cell office:value-type="string" calcext:value-type="string">
            <text:p>MIXED</text:p>
          </table:table-cell>
          <table:table-cell office:value-type="date" office:date-value="1940-09-30" calcext:value-type="date">
            <text:p>1940-09-30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10-08" calcext:value-type="date">
            <text:p>2008-10-08</text:p>
          </table:table-cell>
          <table:table-cell office:value-type="date" office:date-value="2022-06-02" calcext:value-type="date">
            <text:p>2022-06-02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09" calcext:value-type="date">
            <text:p>2008-10-09</text:p>
          </table:table-cell>
          <table:table-cell office:value-type="string" calcext:value-type="string">
            <text:p>ASIAN</text:p>
          </table:table-cell>
          <table:table-cell office:value-type="date" office:date-value="1940-10-01" calcext:value-type="date">
            <text:p>1940-10-0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10-09" calcext:value-type="date">
            <text:p>2008-10-09</text:p>
          </table:table-cell>
          <table:table-cell office:value-type="date" office:date-value="2022-06-03" calcext:value-type="date">
            <text:p>2022-06-03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10" calcext:value-type="date">
            <text:p>2008-10-10</text:p>
          </table:table-cell>
          <table:table-cell office:value-type="string" calcext:value-type="string">
            <text:p>BLACK</text:p>
          </table:table-cell>
          <table:table-cell office:value-type="date" office:date-value="1940-10-02" calcext:value-type="date">
            <text:p>1940-10-0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10-10" calcext:value-type="date">
            <text:p>2008-10-10</text:p>
          </table:table-cell>
          <table:table-cell office:value-type="date" office:date-value="2022-06-04" calcext:value-type="date">
            <text:p>2022-06-04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11" calcext:value-type="date">
            <text:p>2008-10-11</text:p>
          </table:table-cell>
          <table:table-cell office:value-type="string" calcext:value-type="string">
            <text:p>MISSING</text:p>
          </table:table-cell>
          <table:table-cell office:value-type="date" office:date-value="1940-10-03" calcext:value-type="date">
            <text:p>1940-10-0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10-11" calcext:value-type="date">
            <text:p>2008-10-11</text:p>
          </table:table-cell>
          <table:table-cell office:value-type="date" office:date-value="2022-06-05" calcext:value-type="date">
            <text:p>2022-06-05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12" calcext:value-type="date">
            <text:p>2008-10-12</text:p>
          </table:table-cell>
          <table:table-cell office:value-type="string" calcext:value-type="string">
            <text:p>WHITE</text:p>
          </table:table-cell>
          <table:table-cell office:value-type="date" office:date-value="1940-10-04" calcext:value-type="date">
            <text:p>1940-10-0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10-12" calcext:value-type="date">
            <text:p>2008-10-12</text:p>
          </table:table-cell>
          <table:table-cell office:value-type="date" office:date-value="2022-06-06" calcext:value-type="date">
            <text:p>2022-06-06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13" calcext:value-type="date">
            <text:p>2008-10-13</text:p>
          </table:table-cell>
          <table:table-cell office:value-type="string" calcext:value-type="string">
            <text:p>MIXED</text:p>
          </table:table-cell>
          <table:table-cell office:value-type="date" office:date-value="1940-10-05" calcext:value-type="date">
            <text:p>1940-10-0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10-13" calcext:value-type="date">
            <text:p>2008-10-13</text:p>
          </table:table-cell>
          <table:table-cell office:value-type="date" office:date-value="2022-06-07" calcext:value-type="date">
            <text:p>2022-06-07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14" calcext:value-type="date">
            <text:p>2008-10-14</text:p>
          </table:table-cell>
          <table:table-cell office:value-type="string" calcext:value-type="string">
            <text:p>ASIAN</text:p>
          </table:table-cell>
          <table:table-cell office:value-type="date" office:date-value="1940-10-06" calcext:value-type="date">
            <text:p>1940-10-06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10-14" calcext:value-type="date">
            <text:p>2008-10-14</text:p>
          </table:table-cell>
          <table:table-cell office:value-type="date" office:date-value="2022-06-08" calcext:value-type="date">
            <text:p>2022-06-08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15" calcext:value-type="date">
            <text:p>2008-10-15</text:p>
          </table:table-cell>
          <table:table-cell office:value-type="string" calcext:value-type="string">
            <text:p>BLACK</text:p>
          </table:table-cell>
          <table:table-cell office:value-type="date" office:date-value="1940-10-07" calcext:value-type="date">
            <text:p>1940-10-07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10-15" calcext:value-type="date">
            <text:p>2008-10-15</text:p>
          </table:table-cell>
          <table:table-cell office:value-type="date" office:date-value="2022-06-09" calcext:value-type="date">
            <text:p>2022-06-09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16" calcext:value-type="date">
            <text:p>2008-10-16</text:p>
          </table:table-cell>
          <table:table-cell office:value-type="string" calcext:value-type="string">
            <text:p>MISSING</text:p>
          </table:table-cell>
          <table:table-cell office:value-type="date" office:date-value="1940-10-08" calcext:value-type="date">
            <text:p>1940-10-08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10-16" calcext:value-type="date">
            <text:p>2008-10-16</text:p>
          </table:table-cell>
          <table:table-cell office:value-type="date" office:date-value="2022-06-10" calcext:value-type="date">
            <text:p>2022-06-10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17" calcext:value-type="date">
            <text:p>2008-10-17</text:p>
          </table:table-cell>
          <table:table-cell office:value-type="string" calcext:value-type="string">
            <text:p>WHITE</text:p>
          </table:table-cell>
          <table:table-cell office:value-type="date" office:date-value="1940-10-09" calcext:value-type="date">
            <text:p>1940-10-09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10-17" calcext:value-type="date">
            <text:p>2008-10-17</text:p>
          </table:table-cell>
          <table:table-cell office:value-type="date" office:date-value="2022-06-11" calcext:value-type="date">
            <text:p>2022-06-11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18" calcext:value-type="date">
            <text:p>2008-10-18</text:p>
          </table:table-cell>
          <table:table-cell office:value-type="string" calcext:value-type="string">
            <text:p>MIXED</text:p>
          </table:table-cell>
          <table:table-cell office:value-type="date" office:date-value="1940-10-10" calcext:value-type="date">
            <text:p>1940-10-1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10-18" calcext:value-type="date">
            <text:p>2008-10-18</text:p>
          </table:table-cell>
          <table:table-cell office:value-type="date" office:date-value="2022-06-12" calcext:value-type="date">
            <text:p>2022-06-12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19" calcext:value-type="date">
            <text:p>2008-10-19</text:p>
          </table:table-cell>
          <table:table-cell office:value-type="string" calcext:value-type="string">
            <text:p>ASIAN</text:p>
          </table:table-cell>
          <table:table-cell office:value-type="date" office:date-value="1940-10-11" calcext:value-type="date">
            <text:p>1940-10-1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10-19" calcext:value-type="date">
            <text:p>2008-10-19</text:p>
          </table:table-cell>
          <table:table-cell office:value-type="date" office:date-value="2022-06-13" calcext:value-type="date">
            <text:p>2022-06-13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20" calcext:value-type="date">
            <text:p>2008-10-20</text:p>
          </table:table-cell>
          <table:table-cell office:value-type="string" calcext:value-type="string">
            <text:p>BLACK</text:p>
          </table:table-cell>
          <table:table-cell office:value-type="date" office:date-value="1940-10-12" calcext:value-type="date">
            <text:p>1940-10-12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10-20" calcext:value-type="date">
            <text:p>2008-10-20</text:p>
          </table:table-cell>
          <table:table-cell office:value-type="date" office:date-value="2022-06-14" calcext:value-type="date">
            <text:p>2022-06-14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21" calcext:value-type="date">
            <text:p>2008-10-21</text:p>
          </table:table-cell>
          <table:table-cell office:value-type="string" calcext:value-type="string">
            <text:p>MISSING</text:p>
          </table:table-cell>
          <table:table-cell office:value-type="date" office:date-value="1940-10-13" calcext:value-type="date">
            <text:p>1940-10-1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10-21" calcext:value-type="date">
            <text:p>2008-10-21</text:p>
          </table:table-cell>
          <table:table-cell office:value-type="date" office:date-value="2022-06-15" calcext:value-type="date">
            <text:p>2022-06-15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22" calcext:value-type="date">
            <text:p>2008-10-22</text:p>
          </table:table-cell>
          <table:table-cell office:value-type="string" calcext:value-type="string">
            <text:p>WHITE</text:p>
          </table:table-cell>
          <table:table-cell office:value-type="date" office:date-value="1940-10-14" calcext:value-type="date">
            <text:p>1940-10-1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10-22" calcext:value-type="date">
            <text:p>2008-10-22</text:p>
          </table:table-cell>
          <table:table-cell office:value-type="date" office:date-value="2022-06-16" calcext:value-type="date">
            <text:p>2022-06-16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23" calcext:value-type="date">
            <text:p>2008-10-23</text:p>
          </table:table-cell>
          <table:table-cell office:value-type="string" calcext:value-type="string">
            <text:p>MIXED</text:p>
          </table:table-cell>
          <table:table-cell office:value-type="date" office:date-value="1940-10-15" calcext:value-type="date">
            <text:p>1940-10-1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10-23" calcext:value-type="date">
            <text:p>2008-10-23</text:p>
          </table:table-cell>
          <table:table-cell office:value-type="date" office:date-value="2022-06-17" calcext:value-type="date">
            <text:p>2022-06-17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24" calcext:value-type="date">
            <text:p>2008-10-24</text:p>
          </table:table-cell>
          <table:table-cell office:value-type="string" calcext:value-type="string">
            <text:p>ASIAN</text:p>
          </table:table-cell>
          <table:table-cell office:value-type="date" office:date-value="1940-10-16" calcext:value-type="date">
            <text:p>1940-10-16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10-24" calcext:value-type="date">
            <text:p>2008-10-24</text:p>
          </table:table-cell>
          <table:table-cell office:value-type="date" office:date-value="2022-06-18" calcext:value-type="date">
            <text:p>2022-06-18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25" calcext:value-type="date">
            <text:p>2008-10-25</text:p>
          </table:table-cell>
          <table:table-cell office:value-type="string" calcext:value-type="string">
            <text:p>BLACK</text:p>
          </table:table-cell>
          <table:table-cell office:value-type="date" office:date-value="1940-10-17" calcext:value-type="date">
            <text:p>1940-10-1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date" office:date-value="2008-10-25" calcext:value-type="date">
            <text:p>2008-10-25</text:p>
          </table:table-cell>
          <table:table-cell office:value-type="date" office:date-value="2022-06-19" calcext:value-type="date">
            <text:p>2022-06-19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26" calcext:value-type="date">
            <text:p>2008-10-26</text:p>
          </table:table-cell>
          <table:table-cell office:value-type="string" calcext:value-type="string">
            <text:p>MISSING</text:p>
          </table:table-cell>
          <table:table-cell office:value-type="date" office:date-value="1940-10-18" calcext:value-type="date">
            <text:p>1940-10-18</text:p>
          </table:table-cell>
          <table:table-cell office:value-type="string" calcext:value-type="string">
            <text:p>I</text:p>
          </table:table-cell>
          <table:table-cell/>
          <table:table-cell office:value-type="date" office:date-value="2008-10-26" calcext:value-type="date">
            <text:p>2008-10-26</text:p>
          </table:table-cell>
          <table:table-cell office:value-type="date" office:date-value="2022-06-20" calcext:value-type="date">
            <text:p>2022-06-20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uth East</text:p>
          </table:table-cell>
          <table:table-cell office:value-type="date" office:date-value="2008-10-27" calcext:value-type="date">
            <text:p>2008-10-27</text:p>
          </table:table-cell>
          <table:table-cell office:value-type="string" calcext:value-type="string">
            <text:p>WHITE</text:p>
          </table:table-cell>
          <table:table-cell office:value-type="date" office:date-value="1940-10-19" calcext:value-type="date">
            <text:p>1940-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date" office:date-value="2008-10-27" calcext:value-type="date">
            <text:p>2008-10-27</text:p>
          </table:table-cell>
          <table:table-cell office:value-type="date" office:date-value="2022-06-21" calcext:value-type="date">
            <text:p>2022-06-21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th West</text:p>
          </table:table-cell>
          <table:table-cell office:value-type="date" office:date-value="2008-10-28" calcext:value-type="date">
            <text:p>2008-10-28</text:p>
          </table:table-cell>
          <table:table-cell office:value-type="string" calcext:value-type="string">
            <text:p>MIXED</text:p>
          </table:table-cell>
          <table:table-cell office:value-type="date" office:date-value="1940-10-20" calcext:value-type="date">
            <text:p>1940-10-2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date" office:date-value="2008-10-28" calcext:value-type="date">
            <text:p>2008-10-28</text:p>
          </table:table-cell>
          <table:table-cell office:value-type="date" office:date-value="2022-06-22" calcext:value-type="date">
            <text:p>2022-06-22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st Midlands</text:p>
          </table:table-cell>
          <table:table-cell office:value-type="date" office:date-value="2008-10-29" calcext:value-type="date">
            <text:p>2008-10-29</text:p>
          </table:table-cell>
          <table:table-cell office:value-type="string" calcext:value-type="string">
            <text:p>ASIAN</text:p>
          </table:table-cell>
          <table:table-cell office:value-type="date" office:date-value="1940-10-21" calcext:value-type="date">
            <text:p>1940-10-2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22-06-23" calcext:value-type="date">
            <text:p>2022-06-23</text:p>
          </table:table-cell>
        </table:table-row>
        <table:table-row table:style-name="ro1">
          <table:table-cell office:value-type="string" calcext:value-type="string">
            <text:p>p209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ast of England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BLACK</text:p>
          </table:table-cell>
          <table:table-cell office:value-type="date" office:date-value="1940-10-22" calcext:value-type="date">
            <text:p>1940-10-2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date" office:date-value="2008-10-30" calcext:value-type="date">
            <text:p>2008-10-30</text:p>
          </table:table-cell>
          <table:table-cell office:value-type="date" office:date-value="2022-06-24" calcext:value-type="date">
            <text:p>2022-06-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6:12:38.454935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7T12:28:13.367626139</meta:creation-date>
    <dc:date>2025-01-17T16:18:39.970479722</dc:date>
    <meta:editing-duration>PT1H7M46S</meta:editing-duration>
    <meta:editing-cycles>3</meta:editing-cycles>
    <meta:generator>LibreOffice/6.4.7.2$Linux_X86_64 LibreOffice_project/40$Build-2</meta:generator>
    <meta:document-statistic meta:table-count="1" meta:cell-count="1095" meta:object-count="0"/>
  </office:meta>
</office:document-meta>
</file>